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arla" svg:font-family="Karla, Helvetica, Verdana, sans-serif"/>
    <style:font-face style:name="Open Sans" svg:font-family="'Open Sans', Arial, sans-serif"/>
    <style:font-face style:name="Verdana" svg:font-family="Verdana, Geneva, Tahoma, Arial, Helvetica, sans-serif"/>
    <style:font-face style:name="arial" svg:font-family="arial, sans-serif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2">
      <style:text-properties fo:font-variant="normal" fo:text-transform="none" fo:color="#222222" style:font-name="Century Schoolbook L" fo:font-size="12pt" fo:letter-spacing="normal" fo:font-style="normal" fo:font-weight="normal" officeooo:rsid="0012e93f" officeooo:paragraph-rsid="001339e0" style:font-size-asian="12pt" style:font-size-complex="12pt"/>
    </style:style>
    <style:style style:name="P2" style:family="paragraph" style:parent-style-name="Standard" style:list-style-name="L3">
      <style:text-properties fo:font-variant="normal" fo:text-transform="none" fo:color="#222222" style:font-name="Century Schoolbook L" fo:font-size="12pt" fo:letter-spacing="normal" fo:font-style="normal" fo:font-weight="normal" officeooo:rsid="0012e93f" officeooo:paragraph-rsid="001c7476" style:font-size-asian="12pt" style:font-size-complex="12pt"/>
    </style:style>
    <style:style style:name="P3" style:family="paragraph" style:parent-style-name="Standard" style:list-style-name="L3">
      <style:text-properties fo:font-variant="normal" fo:text-transform="none" fo:color="#222222" style:font-name="Century Schoolbook L" fo:font-size="12pt" fo:letter-spacing="normal" fo:font-style="normal" fo:font-weight="normal" officeooo:rsid="001c7476" officeooo:paragraph-rsid="001c7476" style:font-size-asian="12pt" style:font-size-complex="12pt"/>
    </style:style>
    <style:style style:name="P4" style:family="paragraph" style:parent-style-name="Standard" style:list-style-name="L3">
      <style:text-properties fo:font-variant="normal" fo:text-transform="none" fo:color="#222222" style:font-name="Century Schoolbook L" fo:font-size="12pt" fo:letter-spacing="normal" fo:font-style="normal" fo:font-weight="normal" officeooo:rsid="001339e0" officeooo:paragraph-rsid="001339e0" style:font-size-asian="12pt" style:font-size-complex="12pt"/>
    </style:style>
    <style:style style:name="P5" style:family="paragraph" style:parent-style-name="Standard" style:list-style-name="L4">
      <style:text-properties fo:font-variant="normal" fo:text-transform="none" fo:color="#222222" style:font-name="Century Schoolbook L" fo:font-size="12pt" fo:letter-spacing="normal" fo:font-style="normal" fo:font-weight="normal" officeooo:rsid="001339e0" officeooo:paragraph-rsid="0021923a" style:font-size-asian="12pt" style:font-size-complex="12pt"/>
    </style:style>
    <style:style style:name="P6" style:family="paragraph" style:parent-style-name="Standard" style:list-style-name="L4">
      <style:text-properties fo:font-variant="normal" fo:text-transform="none" fo:color="#222222" style:font-name="Century Schoolbook L" fo:font-size="12pt" fo:letter-spacing="normal" fo:font-style="normal" fo:font-weight="normal" officeooo:rsid="001339e0" officeooo:paragraph-rsid="001339e0" style:font-size-asian="12pt" style:font-size-complex="12pt"/>
    </style:style>
    <style:style style:name="P7" style:family="paragraph" style:parent-style-name="Standard" style:list-style-name="L3">
      <style:text-properties fo:font-variant="normal" fo:text-transform="none" fo:color="#222222" style:font-name="Century Schoolbook L" fo:font-size="12pt" fo:letter-spacing="normal" fo:font-style="normal" fo:font-weight="normal" officeooo:rsid="001db76e" officeooo:paragraph-rsid="001db76e" style:font-size-asian="12pt" style:font-size-complex="12pt"/>
    </style:style>
    <style:style style:name="P8" style:family="paragraph" style:parent-style-name="Standard" style:list-style-name="L11">
      <style:text-properties fo:font-variant="normal" fo:text-transform="none" fo:color="#333333" style:font-name="Century Schoolbook L" fo:font-size="12pt" fo:letter-spacing="normal" fo:font-style="normal" fo:font-weight="normal" officeooo:rsid="001eedc6" officeooo:paragraph-rsid="001eedc6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Century Schoolbook L" fo:font-size="14pt" officeooo:rsid="0012e93f" officeooo:paragraph-rsid="0012e93f" style:font-size-asian="14pt" style:font-size-complex="14pt"/>
    </style:style>
    <style:style style:name="P10" style:family="paragraph" style:parent-style-name="Standard">
      <style:text-properties style:font-name="Century Schoolbook L" fo:font-size="12pt" officeooo:rsid="0012e93f" officeooo:paragraph-rsid="0012e93f" style:font-size-asian="12pt" style:font-size-complex="12pt"/>
    </style:style>
    <style:style style:name="P11" style:family="paragraph" style:parent-style-name="Standard">
      <style:text-properties style:font-name="Century Schoolbook L" fo:font-size="12pt" officeooo:rsid="0012e93f" officeooo:paragraph-rsid="00179e41" style:font-size-asian="12pt" style:font-size-complex="12pt"/>
    </style:style>
    <style:style style:name="P12" style:family="paragraph" style:parent-style-name="Standard" style:list-style-name="L1">
      <style:text-properties style:font-name="Century Schoolbook L" fo:font-size="12pt" officeooo:rsid="0012e93f" officeooo:paragraph-rsid="0012e93f" style:font-size-asian="12pt" style:font-size-complex="12pt"/>
    </style:style>
    <style:style style:name="P13" style:family="paragraph" style:parent-style-name="Standard" style:list-style-name="L2">
      <style:text-properties style:font-name="Century Schoolbook L" fo:font-size="12pt" officeooo:rsid="0012e93f" officeooo:paragraph-rsid="001339e0" style:font-size-asian="12pt" style:font-size-complex="12pt"/>
    </style:style>
    <style:style style:name="P14" style:family="paragraph" style:parent-style-name="Standard" style:list-style-name="L2">
      <style:text-properties style:font-name="Century Schoolbook L" fo:font-size="12pt" officeooo:rsid="0012e93f" officeooo:paragraph-rsid="001b27a4" style:font-size-asian="12pt" style:font-size-complex="12pt"/>
    </style:style>
    <style:style style:name="P15" style:family="paragraph" style:parent-style-name="Standard" style:list-style-name="L2">
      <style:text-properties style:font-name="Century Schoolbook L" fo:font-size="12pt" officeooo:rsid="0012e93f" officeooo:paragraph-rsid="001c7476" style:font-size-asian="12pt" style:font-size-complex="12pt"/>
    </style:style>
    <style:style style:name="P16" style:family="paragraph" style:parent-style-name="Standard" style:list-style-name="L2">
      <style:text-properties style:font-name="Century Schoolbook L" fo:font-size="12pt" officeooo:rsid="001339e0" officeooo:paragraph-rsid="001339e0" style:font-size-asian="12pt" style:font-size-complex="12pt"/>
    </style:style>
    <style:style style:name="P17" style:family="paragraph" style:parent-style-name="Standard" style:list-style-name="L1">
      <style:text-properties style:font-name="Century Schoolbook L" fo:font-size="12pt" officeooo:rsid="001339e0" officeooo:paragraph-rsid="001339e0" style:font-size-asian="12pt" style:font-size-complex="12pt"/>
    </style:style>
    <style:style style:name="P18" style:family="paragraph" style:parent-style-name="Standard">
      <style:text-properties style:font-name="Century Schoolbook L" fo:font-size="12pt" officeooo:rsid="001339e0" officeooo:paragraph-rsid="001339e0" style:font-size-asian="12pt" style:font-size-complex="12pt"/>
    </style:style>
    <style:style style:name="P19" style:family="paragraph" style:parent-style-name="Standard" style:list-style-name="L3">
      <style:text-properties style:font-name="Century Schoolbook L" fo:font-size="12pt" officeooo:rsid="001339e0" officeooo:paragraph-rsid="001339e0" style:font-size-asian="12pt" style:font-size-complex="12pt"/>
    </style:style>
    <style:style style:name="P20" style:family="paragraph" style:parent-style-name="Standard" style:list-style-name="L3">
      <style:text-properties style:font-name="Century Schoolbook L" fo:font-size="12pt" officeooo:rsid="001339e0" officeooo:paragraph-rsid="001c7476" style:font-size-asian="12pt" style:font-size-complex="12pt"/>
    </style:style>
    <style:style style:name="P21" style:family="paragraph" style:parent-style-name="Standard" style:list-style-name="L3">
      <style:text-properties style:font-name="Century Schoolbook L" fo:font-size="12pt" officeooo:rsid="001339e0" officeooo:paragraph-rsid="001eedc6" style:font-size-asian="12pt" style:font-size-complex="12pt"/>
    </style:style>
    <style:style style:name="P22" style:family="paragraph" style:parent-style-name="Standard" style:list-style-name="L4">
      <style:text-properties style:font-name="Century Schoolbook L" fo:font-size="12pt" officeooo:rsid="001339e0" officeooo:paragraph-rsid="001339e0" style:font-size-asian="12pt" style:font-size-complex="12pt"/>
    </style:style>
    <style:style style:name="P23" style:family="paragraph" style:parent-style-name="Standard" style:list-style-name="L4">
      <style:text-properties style:font-name="Century Schoolbook L" fo:font-size="12pt" officeooo:rsid="001339e0" officeooo:paragraph-rsid="0021923a" style:font-size-asian="12pt" style:font-size-complex="12pt"/>
    </style:style>
    <style:style style:name="P24" style:family="paragraph" style:parent-style-name="Standard" style:list-style-name="L5">
      <style:text-properties style:font-name="Century Schoolbook L" fo:font-size="12pt" officeooo:rsid="001339e0" officeooo:paragraph-rsid="001339e0" style:font-size-asian="12pt" style:font-size-complex="12pt"/>
    </style:style>
    <style:style style:name="P25" style:family="paragraph" style:parent-style-name="Standard" style:list-style-name="L6">
      <style:text-properties style:font-name="Century Schoolbook L" fo:font-size="12pt" officeooo:rsid="001339e0" officeooo:paragraph-rsid="001339e0" style:font-size-asian="12pt" style:font-size-complex="12pt"/>
    </style:style>
    <style:style style:name="P26" style:family="paragraph" style:parent-style-name="Standard" style:list-style-name="L6">
      <style:text-properties style:font-name="Century Schoolbook L" fo:font-size="12pt" officeooo:rsid="001339e0" officeooo:paragraph-rsid="0014825f" style:font-size-asian="12pt" style:font-size-complex="12pt"/>
    </style:style>
    <style:style style:name="P27" style:family="paragraph" style:parent-style-name="Standard" style:list-style-name="L7">
      <style:text-properties style:font-name="Century Schoolbook L" fo:font-size="12pt" officeooo:rsid="001339e0" officeooo:paragraph-rsid="001339e0" style:font-size-asian="12pt" style:font-size-complex="12pt"/>
    </style:style>
    <style:style style:name="P28" style:family="paragraph" style:parent-style-name="Standard" style:list-style-name="L8">
      <style:text-properties style:font-name="Century Schoolbook L" fo:font-size="12pt" officeooo:rsid="001339e0" officeooo:paragraph-rsid="001339e0" style:font-size-asian="12pt" style:font-size-complex="12pt"/>
    </style:style>
    <style:style style:name="P29" style:family="paragraph" style:parent-style-name="Standard">
      <style:text-properties style:font-name="Century Schoolbook L" fo:font-size="12pt" officeooo:rsid="001339e0" officeooo:paragraph-rsid="00164e48" style:font-size-asian="12pt" style:font-size-complex="12pt"/>
    </style:style>
    <style:style style:name="P30" style:family="paragraph" style:parent-style-name="Standard" style:list-style-name="L3">
      <style:text-properties style:font-name="Century Schoolbook L" fo:font-size="12pt" officeooo:rsid="001c7476" officeooo:paragraph-rsid="001c7476" style:font-size-asian="12pt" style:font-size-complex="12pt"/>
    </style:style>
    <style:style style:name="P31" style:family="paragraph" style:parent-style-name="Standard" style:list-style-name="L3">
      <style:text-properties style:font-name="Century Schoolbook L" fo:font-size="12pt" officeooo:rsid="001db76e" officeooo:paragraph-rsid="001db76e" style:font-size-asian="12pt" style:font-size-complex="12pt"/>
    </style:style>
    <style:style style:name="P32" style:family="paragraph" style:parent-style-name="Standard">
      <style:text-properties style:font-name="Century Schoolbook L" fo:font-size="12pt" officeooo:rsid="001eedc6" officeooo:paragraph-rsid="002552c7" style:font-size-asian="12pt" style:font-size-complex="12pt"/>
    </style:style>
    <style:style style:name="P33" style:family="paragraph" style:parent-style-name="Standard" style:list-style-name="L4">
      <style:text-properties style:font-name="Century Schoolbook L" fo:font-size="12pt" officeooo:rsid="0021923a" officeooo:paragraph-rsid="0021923a" style:font-size-asian="12pt" style:font-size-complex="12pt"/>
    </style:style>
    <style:style style:name="P34" style:family="paragraph" style:parent-style-name="Standard" style:list-style-name="L6">
      <style:text-properties style:font-name="Century Schoolbook L" fo:font-size="12pt" officeooo:rsid="0014825f" officeooo:paragraph-rsid="0014825f" style:font-size-asian="12pt" style:font-size-complex="12pt"/>
    </style:style>
    <style:style style:name="P35" style:family="paragraph" style:parent-style-name="Standard">
      <style:text-properties style:font-name="Century Schoolbook L" fo:font-size="12pt" officeooo:paragraph-rsid="001339e0" style:font-size-asian="12pt" style:font-size-complex="12pt"/>
    </style:style>
    <style:style style:name="P36" style:family="paragraph" style:parent-style-name="Standard">
      <style:text-properties style:font-name="Century Schoolbook L" fo:font-size="12pt" officeooo:rsid="00164e48" officeooo:paragraph-rsid="00164e48" style:font-size-asian="12pt" style:font-size-complex="12pt"/>
    </style:style>
    <style:style style:name="P37" style:family="paragraph" style:parent-style-name="Standard" style:list-style-name="L9">
      <style:text-properties style:font-name="Century Schoolbook L" fo:font-size="12pt" officeooo:rsid="00164e48" officeooo:paragraph-rsid="00164e48" style:font-size-asian="12pt" style:font-size-complex="12pt"/>
    </style:style>
    <style:style style:name="P38" style:family="paragraph" style:parent-style-name="Standard">
      <style:text-properties style:font-name="Century Schoolbook L" fo:font-size="12pt" fo:font-weight="bold" officeooo:rsid="0012e93f" officeooo:paragraph-rsid="0017ca0c" style:font-size-asian="12pt" style:font-weight-asian="bold" style:font-size-complex="12pt" style:font-weight-complex="bold"/>
    </style:style>
    <style:style style:name="P39" style:family="paragraph" style:parent-style-name="Standard">
      <style:text-properties style:font-name="Century Schoolbook L" fo:font-size="12pt" fo:font-weight="bold" officeooo:rsid="00179e41" officeooo:paragraph-rsid="00179e41" style:font-size-asian="12pt" style:font-weight-asian="bold" style:font-size-complex="12pt" style:font-weight-complex="bold"/>
    </style:style>
    <style:style style:name="P40" style:family="paragraph" style:parent-style-name="Standard">
      <style:text-properties style:font-name="Century Schoolbook L" fo:font-size="12pt" fo:font-weight="bold" officeooo:rsid="00179e41" officeooo:paragraph-rsid="0017ca0c" style:font-size-asian="12pt" style:font-weight-asian="bold" style:font-size-complex="12pt" style:font-weight-complex="bold"/>
    </style:style>
    <style:style style:name="P41" style:family="paragraph" style:parent-style-name="Standard" style:list-style-name="L11">
      <style:text-properties style:font-name="Century Schoolbook L" fo:font-size="12pt" fo:font-weight="bold" officeooo:rsid="001eedc6" officeooo:paragraph-rsid="001eedc6" style:font-size-asian="12pt" style:font-weight-asian="bold" style:font-size-complex="12pt" style:font-weight-complex="bold"/>
    </style:style>
    <style:style style:name="P42" style:family="paragraph" style:parent-style-name="Standard" style:list-style-name="L11">
      <style:text-properties style:font-name="Century Schoolbook L" fo:font-size="12pt" fo:font-weight="bold" officeooo:rsid="001f9fe6" officeooo:paragraph-rsid="001f9fe6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.6cm" fo:margin-right="0cm" fo:text-indent="-0.6cm" style:auto-text-indent="false"/>
      <style:text-properties style:font-name="Century Schoolbook L" fo:font-size="12pt" officeooo:rsid="001339e0" officeooo:paragraph-rsid="00179e41" style:font-size-asian="12pt" style:font-size-complex="12pt"/>
    </style:style>
    <style:style style:name="P44" style:family="paragraph" style:parent-style-name="Standard">
      <style:paragraph-properties fo:margin-left="0.6cm" fo:margin-right="0cm" fo:text-indent="-0.6cm" style:auto-text-indent="false"/>
      <style:text-properties style:font-name="Century Schoolbook L" fo:font-size="12pt" officeooo:rsid="001339e0" officeooo:paragraph-rsid="001339e0" style:font-size-asian="12pt" style:font-size-complex="12pt"/>
    </style:style>
    <style:style style:name="P45" style:family="paragraph" style:parent-style-name="Standard" style:list-style-name="L8" style:master-page-name="">
      <style:paragraph-properties fo:margin-left="0.6cm" fo:margin-right="0cm" fo:text-indent="-0.6cm" style:auto-text-indent="false" style:page-number="auto"/>
      <style:text-properties style:font-name="Century Schoolbook L" fo:font-size="12pt" officeooo:rsid="001339e0" officeooo:paragraph-rsid="001339e0" style:font-size-asian="12pt" style:font-size-complex="12pt"/>
    </style:style>
    <style:style style:name="P46" style:family="paragraph" style:parent-style-name="Text_20_body" style:list-style-name="L11">
      <style:text-properties fo:font-variant="normal" fo:text-transform="none" fo:color="#333333" style:font-name="Century Schoolbook L" fo:font-size="12pt" fo:letter-spacing="normal" fo:font-style="normal" fo:font-weight="normal" officeooo:rsid="001f9fe6" officeooo:paragraph-rsid="001f9fe6" style:font-size-asian="12pt" style:font-size-complex="12pt"/>
    </style:style>
    <style:style style:name="P47" style:family="paragraph" style:parent-style-name="Text_20_body" style:list-style-name="L11">
      <style:text-properties style:font-name="Century Schoolbook L" fo:font-size="12pt" officeooo:paragraph-rsid="001f9fe6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9e41" style:font-weight-asian="bold" style:font-weight-complex="bold"/>
    </style:style>
    <style:style style:name="T4" style:family="text">
      <style:text-properties fo:font-weight="bold" officeooo:rsid="0017ca0c" style:font-weight-asian="bold" style:font-weight-complex="bold"/>
    </style:style>
    <style:style style:name="T5" style:family="text">
      <style:text-properties fo:font-weight="bold" officeooo:rsid="001a7421" style:font-weight-asian="bold" style:font-weight-complex="bold"/>
    </style:style>
    <style:style style:name="T6" style:family="text">
      <style:text-properties officeooo:rsid="00179e41"/>
    </style:style>
    <style:style style:name="T7" style:family="text">
      <style:text-properties officeooo:rsid="0017ca0c"/>
    </style:style>
    <style:style style:name="T8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9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/>
    </style:style>
    <style:style style:name="T12" style:family="text">
      <style:text-properties fo:font-variant="normal" fo:text-transform="none" fo:color="#222222" fo:letter-spacing="normal" fo:font-style="normal" fo:font-weight="bold"/>
    </style:style>
    <style:style style:name="T13" style:family="text">
      <style:text-properties fo:font-variant="normal" fo:text-transform="none" fo:color="#222222" fo:font-size="12pt" fo:letter-spacing="normal" fo:font-style="normal" fo:font-weight="normal"/>
    </style:style>
    <style:style style:name="T14" style:family="text">
      <style:text-properties fo:font-variant="normal" fo:text-transform="none" fo:color="#222222" fo:font-size="12pt" fo:letter-spacing="normal" fo:font-style="normal" fo:font-weight="bold"/>
    </style:style>
    <style:style style:name="T15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16" style:family="text">
      <style:text-properties fo:font-variant="normal" fo:text-transform="none" fo:color="#000000" fo:font-size="11.25pt" fo:letter-spacing="normal" fo:font-style="normal" fo:font-weight="normal"/>
    </style:style>
    <style:style style:name="T17" style:family="text">
      <style:text-properties fo:font-variant="normal" fo:text-transform="none" fo:color="#000000" fo:letter-spacing="normal" fo:font-style="normal" fo:font-weight="normal"/>
    </style:style>
    <style:style style:name="T18" style:family="text">
      <style:text-properties fo:font-variant="normal" fo:text-transform="none" fo:color="#21262d" style:font-name="Karla" fo:font-size="13.5pt" fo:letter-spacing="normal" fo:font-style="normal" fo:font-weight="normal"/>
    </style:style>
    <style:style style:name="T19" style:family="text">
      <style:text-properties fo:font-variant="normal" fo:text-transform="none" fo:color="#21262d" style:font-name="Karla" fo:font-size="13.5pt" fo:letter-spacing="normal" fo:font-style="normal" fo:font-weight="normal" officeooo:rsid="001db76e"/>
    </style:style>
    <style:style style:name="T20" style:family="text">
      <style:text-properties fo:font-variant="normal" fo:text-transform="none" fo:color="#21262d" fo:letter-spacing="normal" fo:font-style="normal" fo:font-weight="normal"/>
    </style:style>
    <style:style style:name="T21" style:family="text">
      <style:text-properties fo:font-variant="normal" fo:text-transform="none" fo:color="#21262d" fo:letter-spacing="normal" fo:font-style="normal" fo:font-weight="normal" officeooo:rsid="001db76e"/>
    </style:style>
    <style:style style:name="T22" style:family="text">
      <style:text-properties fo:font-variant="normal" fo:text-transform="none" fo:color="#21262d" fo:font-size="13.5pt" fo:letter-spacing="normal" fo:font-style="normal" fo:font-weight="normal"/>
    </style:style>
    <style:style style:name="T23" style:family="text">
      <style:text-properties fo:font-variant="normal" fo:text-transform="none" fo:color="#21262d" fo:font-size="13.5pt" fo:letter-spacing="normal" fo:font-style="normal" fo:font-weight="normal" officeooo:rsid="001db76e"/>
    </style:style>
    <style:style style:name="T24" style:family="text">
      <style:text-properties fo:font-variant="normal" fo:text-transform="none" fo:color="#0a6fb5" style:text-line-through-style="none" style:text-line-through-type="none" style:font-name="Karla" fo:font-size="13.5pt" fo:letter-spacing="normal" fo:font-style="normal" style:text-underline-style="none" fo:font-weight="normal" style:text-blinking="false" fo:background-color="#ffffff" loext:char-shading-value="0"/>
    </style:style>
    <style:style style:name="T25" style:family="text">
      <style:text-properties fo:font-variant="normal" fo:text-transform="none" fo:color="#0a6fb5" style:text-line-through-style="none" style:text-line-through-type="none" fo:font-size="13.5pt" fo:letter-spacing="normal" fo:font-style="normal" style:text-underline-style="none" fo:font-weight="normal" style:text-blinking="false" fo:background-color="#ffffff" loext:char-shading-value="0"/>
    </style:style>
    <style:style style:name="T26" style:family="text">
      <style:text-properties fo:font-variant="normal" fo:text-transform="none" fo:color="#0a6fb5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27" style:family="text">
      <style:text-properties fo:font-variant="normal" fo:text-transform="none" fo:color="#333333" style:font-name="Open Sans" fo:font-size="12pt" fo:letter-spacing="normal" fo:font-style="normal" fo:font-weight="normal"/>
    </style:style>
    <style:style style:name="T28" style:family="text">
      <style:text-properties fo:font-variant="normal" fo:text-transform="none" fo:color="#333333" style:font-name="Open Sans" fo:font-size="12pt" fo:letter-spacing="normal" fo:font-style="normal" fo:font-weight="normal" officeooo:rsid="001f9fe6"/>
    </style:style>
    <style:style style:name="T29" style:family="text">
      <style:text-properties fo:font-variant="normal" fo:text-transform="none" fo:color="#333333" style:font-name="Open Sans" fo:font-size="12pt" fo:letter-spacing="normal" fo:font-style="normal" fo:font-weight="normal" style:font-size-asian="12.25pt" style:font-weight-asian="bold" style:font-size-complex="14pt" style:font-weight-complex="bold"/>
    </style:style>
    <style:style style:name="T30" style:family="text">
      <style:text-properties fo:font-variant="normal" fo:text-transform="none" fo:color="#333333" style:font-name="Open Sans" fo:font-size="12pt" fo:letter-spacing="normal" fo:font-style="normal" fo:font-weight="normal" officeooo:rsid="001f9fe6" style:font-size-asian="12.25pt" style:font-weight-asian="bold" style:font-size-complex="14pt" style:font-weight-complex="bold"/>
    </style:style>
    <style:style style:name="T31" style:family="text">
      <style:text-properties fo:font-variant="normal" fo:text-transform="none" fo:color="#333333" style:font-name="Open Sans" fo:font-size="12pt" fo:letter-spacing="normal" fo:font-style="normal" fo:font-weight="normal" style:font-weight-asian="bold" style:font-weight-complex="bold"/>
    </style:style>
    <style:style style:name="T32" style:family="text">
      <style:text-properties fo:font-variant="normal" fo:text-transform="none" fo:color="#333333" style:font-name="Open Sans" fo:font-size="12pt" fo:letter-spacing="normal" fo:font-style="normal" fo:font-weight="normal" officeooo:rsid="0021923a" style:font-weight-asian="bold" style:font-weight-complex="bold"/>
    </style:style>
    <style:style style:name="T33" style:family="text">
      <style:text-properties fo:font-variant="normal" fo:text-transform="none" fo:color="#333333" fo:font-size="12pt" fo:letter-spacing="normal" fo:font-style="normal" fo:font-weight="normal"/>
    </style:style>
    <style:style style:name="T34" style:family="text">
      <style:text-properties fo:font-variant="normal" fo:text-transform="none" fo:color="#333333" fo:font-size="12pt" fo:letter-spacing="normal" fo:font-style="normal" fo:font-weight="normal" officeooo:rsid="001f9fe6"/>
    </style:style>
    <style:style style:name="T35" style:family="text">
      <style:text-properties fo:font-variant="normal" fo:text-transform="none" fo:color="#333333" fo:font-size="12pt" fo:letter-spacing="normal" fo:font-style="normal" fo:font-weight="normal" officeooo:rsid="001f9fe6" style:font-size-asian="12.25pt" style:font-weight-asian="bold" style:font-size-complex="14pt" style:font-weight-complex="bold"/>
    </style:style>
    <style:style style:name="T36" style:family="text">
      <style:text-properties fo:font-variant="normal" fo:text-transform="none" fo:color="#333333" fo:font-size="12pt" fo:letter-spacing="normal" fo:font-style="normal" fo:font-weight="normal" style:font-weight-asian="bold" style:font-weight-complex="bold"/>
    </style:style>
    <style:style style:name="T37" style:family="text">
      <style:text-properties fo:font-variant="normal" fo:text-transform="none" fo:color="#333333" fo:font-size="12pt" fo:letter-spacing="normal" fo:font-style="normal" fo:font-weight="normal" officeooo:rsid="0021923a" style:font-weight-asian="bold" style:font-weight-complex="bold"/>
    </style:style>
    <style:style style:name="T38" style:family="text">
      <style:text-properties fo:font-variant="normal" fo:text-transform="none" fo:color="#333333" fo:letter-spacing="normal" fo:font-style="normal" fo:font-weight="normal"/>
    </style:style>
    <style:style style:name="T39" style:family="text">
      <style:text-properties fo:font-variant="normal" fo:text-transform="none" fo:color="#333333" fo:letter-spacing="normal" fo:font-style="normal" fo:font-weight="normal" officeooo:rsid="001f9fe6"/>
    </style:style>
    <style:style style:name="T40" style:family="text">
      <style:text-properties fo:font-variant="normal" fo:text-transform="none" fo:color="#333333" fo:letter-spacing="normal" fo:font-style="normal" fo:font-weight="normal" style:font-weight-asian="bold" style:font-weight-complex="bold"/>
    </style:style>
    <style:style style:name="T41" style:family="text">
      <style:text-properties fo:font-variant="normal" fo:text-transform="none" fo:color="#333333" fo:letter-spacing="normal" fo:font-style="normal" fo:font-weight="normal" officeooo:rsid="001f9fe6" style:font-weight-asian="bold" style:font-weight-complex="bold"/>
    </style:style>
    <style:style style:name="T42" style:family="text">
      <style:text-properties fo:font-variant="normal" fo:text-transform="none" fo:color="#333333" fo:letter-spacing="normal" fo:font-style="normal" fo:font-weight="normal" officeooo:rsid="0021923a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1eedc6" style:font-weight-asian="normal" style:font-weight-complex="normal"/>
    </style:style>
    <style:style style:name="T45" style:family="text">
      <style:text-properties officeooo:rsid="001c7476"/>
    </style:style>
    <style:style style:name="T46" style:family="text">
      <style:text-properties officeooo:rsid="001db76e"/>
    </style:style>
    <style:style style:name="T47" style:family="text">
      <style:text-properties officeooo:rsid="001339e0"/>
    </style:style>
    <style:style style:name="T48" style:family="text">
      <style:text-properties officeooo:rsid="002552c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23cm" fo:text-indent="-0.635cm" fo:margin-left="8.12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34cm" fo:text-indent="-0.635cm" fo:margin-left="2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4cm" fo:text-indent="-0.635cm" fo:margin-left="1.7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99cm" fo:text-indent="-0.635cm" fo:margin-left="2.3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4cm" fo:text-indent="-0.635cm" fo:margin-left="3.0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69cm" fo:text-indent="-0.635cm" fo:margin-left="3.6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4cm" fo:text-indent="-0.635cm" fo:margin-left="4.3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39cm" fo:text-indent="-0.635cm" fo:margin-left="4.9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4cm" fo:text-indent="-0.635cm" fo:margin-left="5.5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09cm" fo:text-indent="-0.635cm" fo:margin-left="6.2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4cm" fo:text-indent="-0.635cm" fo:margin-left="6.8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79cm" fo:text-indent="-0.635cm" fo:margin-left="7.479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 text:c="6"/><text:span text:style-name="T2"><text:s text:c="2"/>Day 1 <text:s text:c="26"/>05/06/18 </text:span><text:s text:c="26"/><text:span text:style-name="T2">Suhas </text:span><text:s/><text:span text:style-name="T2">Jadhav</text:span></text:p>
      <text:p text:style-name="P9"/>
      <text:p text:style-name="P10"/>
      <text:p text:style-name="P10"/>
      <text:p text:style-name="P11"><text:span text:style-name="T2">1. </text:span><text:span text:style-name="T4">Build 2 scenarios each showing implementation of standalone scripts and web based .</text:span></text:p>
      <text:p text:style-name="P11"><text:span text:style-name="T4"/></text:p>
      <text:p text:style-name="P11"><text:span text:style-name="T3">Ans -</text:span> <text:s/>Standalone app : <text:s text:c="3"/>Medicine remainder, <text:span text:style-name="T48">Budget calculator.</text:span></text:p>
      <text:p text:style-name="P10"/>
      <text:p text:style-name="P10"><text:s text:c="11"/>Web based app : <text:s text:c="3"/>Online Laundry. </text:p>
      <text:p text:style-name="P10"/>
      <text:p text:style-name="P10"/>
      <text:p text:style-name="P38">2. <text:span text:style-name="T7">List down programming languages used for server-side scripting and client-side scripting.</text:span></text:p>
      <text:p text:style-name="P39"/>
      <text:p text:style-name="P39">Ans -</text:p>
      <text:list xml:id="list6028565790548926845" text:style-name="L1">
        <text:list-item>
          <text:p text:style-name="P12">Server side scripting-</text:p>
        </text:list-item>
      </text:list>
      <text:list xml:id="list429548514796616490" text:style-name="L2">
        <text:list-header>
          <text:p text:style-name="P13"/>
        </text:list-header>
        <text:list-item>
          <text:p text:style-name="P14">C -</text:p>
          <text:p text:style-name="P14"><text:span text:style-name="T11">C is a general-purpose, imperative computer programming language, supporting structured programming, lexical variable scope and recursion, while a static type system prevents many unintended operations.</text:span> </text:p>
          <text:p text:style-name="P13"/>
        </text:list-item>
        <text:list-item>
          <text:p text:style-name="P13">Java -</text:p>
          <text:p text:style-name="P1">Java is a general-purpose computer-programming language that is concurrent, class-based, object-oriented, and specifically designed to have as few implementation dependencies as possible.</text:p>
          <text:p text:style-name="P1"/>
        </text:list-item>
        <text:list-item>
          <text:p text:style-name="P14">Perl - <text:s/>Practical Extraction and Reporting Language</text:p>
          <text:p text:style-name="P14"><text:span text:style-name="T11">Perl is a family of high-level, general-purpose, interpreted, dynamic programming languages. The languages in this family include Perl 5 and Perl 6.</text:span></text:p>
          <text:p text:style-name="P14"><text:span text:style-name="T11"/></text:p>
        </text:list-item>
        <text:list-item>
          <text:p text:style-name="P14">PHP - Hypertext Preprocessor</text:p>
          <text:p text:style-name="P14"><text:span text:style-name="T11">Hypertext Preprocessor is a server-side scripting language designed for Web development, but also used as a general-purpose programming language.</text:span></text:p>
          <text:p text:style-name="P14"><text:s/></text:p>
        </text:list-item>
        <text:list-item>
          <text:p text:style-name="P14">Python -</text:p>
          <text:p text:style-name="P14"><text:span text:style-name="T17">Python is a general-purpose interpreted, interactive, object-oriented, and high-level programming language.</text:span></text:p>
          <text:p text:style-name="P14"><text:s/></text:p>
        </text:list-item>
        <text:list-item>
          <text:p text:style-name="P14">R - <text:s/></text:p>
          <text:p text:style-name="P14"><text:span text:style-name="T11">R is a programming language and free software environment for statistical computing and graphics that is supported by the R Foundation for Statistical Computing.</text:span></text:p>
          <text:p text:style-name="P14"><text:soft-page-break/><text:s/></text:p>
        </text:list-item>
        <text:list-item>
          <text:p text:style-name="P13">Ruby - </text:p>
          <text:p text:style-name="P1">Ruby is a dynamic, interpreted, reflective, object-oriented, general-purpose programming language.</text:p>
          <text:p text:style-name="P1"/>
        </text:list-item>
        <text:list-item>
          <text:p text:style-name="P14"><text:span text:style-name="T6">C</text:span># -</text:p>
          <text:p text:style-name="P14"><text:span text:style-name="T11">C# is a multi-paradigm programming language encompassing strong typing, imperative, declarative, functional, generic, object-oriented, and component-oriented programming disciplines.</text:span></text:p>
          <text:p text:style-name="P14"><text:s/></text:p>
        </text:list-item>
        <text:list-item>
          <text:p text:style-name="P13">Haskell -</text:p>
          <text:p text:style-name="P1">Haskell is a standardized, general-purpose compiled purely functional programming language, with non-strict semantics and strong static typing.</text:p>
          <text:p text:style-name="P14"><text:s/></text:p>
        </text:list-item>
        <text:list-item>
          <text:p text:style-name="P13">Elixir -</text:p>
          <text:p text:style-name="P1">Elixir is a functional, concurrent, general-purpose programming language that runs on the Erlang virtual machine. Elixir builds on top of Erlang and shares the same abstractions for building distributed, fault-tolerant applications.</text:p>
          <text:p text:style-name="P1"/>
        </text:list-item>
        <text:list-item>
          <text:p text:style-name="P13"><text:span text:style-name="T6">L</text:span>ua -</text:p>
          <text:p text:style-name="P1">Lua is a lightweight, multi-paradigm programming language designed primarily for embedded use in applications. Lua is cross-platform, since the interpreter is written in ANSI C, and has a relatively simple C API.</text:p>
          <text:p text:style-name="P13"><text:s/></text:p>
        </text:list-item>
        <text:list-item>
          <text:p text:style-name="P15"><text:span text:style-name="T45">C</text:span>++ -</text:p>
          <text:p text:style-name="P15"><text:span text:style-name="T11">C++ is a general-purpose programming language. It has imperative, object-oriented and generic programming features, while also providing facilities for low-level memory manipulation.</text:span> </text:p>
          <text:p text:style-name="P16"/>
        </text:list-item>
      </text:list>
      <text:list xml:id="list150503492361135" text:continue-list="list6028565790548926845" text:style-name="L1">
        <text:list-header>
          <text:p text:style-name="P17"/>
        </text:list-header>
        <text:list-item>
          <text:p text:style-name="P17">Client Side Scripting -</text:p>
        </text:list-item>
      </text:list>
      <text:p text:style-name="P18"/>
      <text:list xml:id="list4950257224535551302" text:style-name="L3">
        <text:list-item>
          <text:p text:style-name="P30">HTML-</text:p>
        </text:list-item>
        <text:list-item>
          <text:p text:style-name="P3">Hypertext Markup Language is the standard markup language for creating web pages and web applications.</text:p>
          <text:p text:style-name="P3"/>
        </text:list-item>
        <text:list-item>
          <text:p text:style-name="P30">CSS -</text:p>
          <text:p text:style-name="P3">Cascading Style Sheets is a style sheet language used for describing the presentation of a document written in a markup language like HTML.</text:p>
          <text:p text:style-name="P3"/>
        </text:list-item>
        <text:list-item>
          <text:p text:style-name="P19">Javascript -</text:p>
          <text:p text:style-name="P2">JavaScript, often abbreviated as JS, is a high-level, interpreted programming language. It is a language which is also characterized as dynamic, weakly typed, prototype-based and multi-paradigm.</text:p>
          <text:p text:style-name="P2"><text:soft-page-break/></text:p>
        </text:list-item>
        <text:list-item>
          <text:p text:style-name="P20">VbScript -</text:p>
          <text:p text:style-name="P21"><text:span text:style-name="T11">VBScript is an Active Scripting language developed by Microsoft that is modeled on Visual Basic.</text:span></text:p>
          <text:p text:style-name="P21"><text:s/></text:p>
        </text:list-item>
        <text:list-item>
          <text:p text:style-name="P19">Perl -</text:p>
          <text:p text:style-name="P4">Perl is a family of high-level, general-purpose, interpreted, dynamic programming languages. The languages in this family include Perl 5 and Perl 6.</text:p>
          <text:p text:style-name="P4"/>
        </text:list-item>
        <text:list-item>
          <text:p text:style-name="P19"><text:span text:style-name="T46">L</text:span>ingo -</text:p>
          <text:p text:style-name="P30">Lingo is a verbose object-oriented scripting language developed for use in Adobe director.</text:p>
          <text:p text:style-name="P30"/>
        </text:list-item>
        <text:list-item>
          <text:p text:style-name="P31">Rexx -</text:p>
          <text:p text:style-name="P7">Rexx is an interpreted programming language developed at IBM by Mike Cowlishaw. It is a structured, high-level programming language designed for ease of learning and reading.</text:p>
          <text:p text:style-name="P7"/>
        </text:list-item>
        <text:list-item>
          <text:p text:style-name="P19">Ajax -</text:p>
          <text:p text:style-name="P19"><text:span text:style-name="T20">Ajax is a </text:span><text:span text:style-name="T21">client-side script</text:span><text:span text:style-name="T26"> </text:span><text:span text:style-name="T20">that communicates to and from a server/database without the need for a </text:span><text:span text:style-name="T21">postback </text:span><text:span text:style-name="T20">or a complete page refresh.</text:span></text:p>
        </text:list-item>
      </text:list>
      <text:p text:style-name="P18"/>
      <text:p text:style-name="P18"/>
      <text:p text:style-name="P40">3. <text:span text:style-name="T7">List down all the tools, languages, technologies, Databases, Styling Frameworks, Web Frameworks, Services which are available today for building a web app.</text:span></text:p>
      <text:p text:style-name="P39"/>
      <text:p text:style-name="P39">Ans -</text:p>
      <text:p text:style-name="P39"><text:span text:style-name="T44">1. <text:s/>Tools :</text:span></text:p>
      <text:p text:style-name="P39"><text:span text:style-name="T44"/></text:p>
      <text:list xml:id="list2566745287639392971" text:style-name="L11">
        <text:list-item>
          <text:p text:style-name="P41"><text:span text:style-name="T43">Input -</text:span></text:p>
          <text:p text:style-name="P8">Input is a visual online form builder that makes it super-easy to create responsive forms based on Bootstrap, Materialize, or Foundation. It adds framework-specific HTML classes; you simply download and insert the code into your project.</text:p>
          <text:p text:style-name="P8"/>
        </text:list-item>
        <text:list-item>
          <text:p text:style-name="P41"><text:span text:style-name="T43">Animista -</text:span></text:p>
          <text:p text:style-name="P41"><text:span text:style-name="T38">This is a really comprehensive and feature-rich online tool for building </text:span><text:span text:style-name="T39">CSS animations</text:span><text:span text:style-name="T38">. There are dozens of options to create custom animations including type of animation, object to animate, duration, timing function and so on.</text:span></text:p>
          <text:p text:style-name="P41"><text:span text:style-name="T38"/></text:p>
        </text:list-item>
        <text:list-item>
          <text:p text:style-name="P42"><text:span text:style-name="T38">Waypoints -</text:span></text:p>
          <text:p text:style-name="P47"><text:span text:style-name="T41">Scrolling animations and interactions are in demand in many layouts today. This library, available for jQuery, Zepto, or in vanilla JavaScript, is the easiest way to trigger a function when you scroll to an element on the page.</text:span></text:p>
          <text:p text:style-name="P47"><text:soft-page-break/><text:span text:style-name="T41"/></text:p>
        </text:list-item>
        <text:list-item>
          <text:p text:style-name="P47"><text:span text:style-name="T41">Reactide-</text:span></text:p>
          <text:p text:style-name="P46">Reactide is described as “the first dedicated IDE for React web application development”. It's a cross-platform desktop app that will enable you to quickly render projects with no build or server configuration, reducing the complexity of building React apps.</text:p>
        </text:list-item>
      </text:list>
      <text:p text:style-name="P32"><text:span text:style-name="T40"><text:s text:c="5"/></text:span></text:p>
      <text:p text:style-name="P32"><text:span text:style-name="T42">2. </text:span><text:span text:style-name="T47">Databases :</text:span></text:p>
      <text:p text:style-name="P18"/>
      <text:list xml:id="list301829014939770362" text:style-name="L4">
        <text:list-item>
          <text:p text:style-name="P22">DB2 (IBM) -</text:p>
          <text:p text:style-name="P33"><text:span text:style-name="T12">DB2 </text:span><text:span text:style-name="T11">is a database product from IBM. It is a Relational Database Management System (RDBMS). </text:span><text:span text:style-name="T12">DB2 </text:span><text:span text:style-name="T11">is designed to store, analyze and retrieve the data efficiently. </text:span><text:span text:style-name="T12">DB2 </text:span><text:span text:style-name="T11">product is extended with the support of Object-Oriented features and non-relational structures with XML.</text:span></text:p>
          <text:p text:style-name="P33"/>
        </text:list-item>
        <text:list-item>
          <text:p text:style-name="P23">MySQL -</text:p>
          <text:p text:style-name="P5">MySQL is an open-source relational database management system. Its name is a combination of "My", the name of co-founder Michael Widenius's daughter, and "SQL", the abbreviation for Structured Query Language.</text:p>
          <text:p text:style-name="P23"><text:s/></text:p>
        </text:list-item>
        <text:list-item>
          <text:p text:style-name="P23">Oracle -</text:p>
          <text:p text:style-name="P5">Oracle Database is a multi-model database management system produced and marketed by Oracle Corporation. It is the world's most popular database for running online transaction processing, data warehousing and mixed database workloads.</text:p>
          <text:p text:style-name="P23"><text:s/></text:p>
        </text:list-item>
        <text:list-item>
          <text:p text:style-name="P23">PostgreSQL -</text:p>
          <text:p text:style-name="P5">PostgreSQL, often simply Postgres, is an object-relational database management system with an emphasis on extensibility and standards compliance.</text:p>
          <text:p text:style-name="P23"><text:s/></text:p>
        </text:list-item>
        <text:list-item>
          <text:p text:style-name="P22">SQLite -</text:p>
          <text:p text:style-name="P6">SQLite is a relational database management system contained in a C programming library. In contrast to many other database management systems, SQLite is not a client–server database engine. Rather, it is embedded into the end program.</text:p>
          <text:p text:style-name="P22"/>
        </text:list-item>
        <text:list-item>
          <text:p text:style-name="P22">SQL Server ( Microsoft) </text:p>
          <text:p text:style-name="P6">Microsoft SQL Server is a relational database management system developed by Microsoft. As a database server, it is a software product with the primary function of storing and retrieving data as requested.</text:p>
          <text:p text:style-name="P22"/>
        </text:list-item>
        <text:list-item>
          <text:p text:style-name="P22">Sybase </text:p>
          <text:p text:style-name="P6">Sybase was an enterprise software and services company that produced <text:soft-page-break/>software to manage and analyze information in relational databases. Sybase was acquired by SAP in 2010.</text:p>
          <text:p text:style-name="P22"/>
        </text:list-item>
        <text:list-item>
          <text:p text:style-name="P22">couchDB <text:s/>(Apache) </text:p>
          <text:p text:style-name="P6">Apache CouchDB is open source database software that focuses on ease of use and having a scalable architecture.</text:p>
          <text:p text:style-name="P22"/>
        </text:list-item>
        <text:list-item>
          <text:p text:style-name="P22">mongoDB</text:p>
          <text:p text:style-name="P6">MongoDB is a free and open-source cross-platform document-oriented database program. Classified as a NoSQL database program, MongoDB uses JSON-like documents with schemas.</text:p>
          <text:p text:style-name="P22"/>
          <text:p text:style-name="P22"><text:s text:c="8"/></text:p>
        </text:list-item>
      </text:list>
      <text:list xml:id="list150504229761428" text:continue-list="list150503492361135" text:style-name="L1">
        <text:list-item>
          <text:p text:style-name="P17">Styling Frameworks:</text:p>
        </text:list-item>
      </text:list>
      <text:p text:style-name="P18"/>
      <text:list xml:id="list5486668718164028831" text:style-name="L5">
        <text:list-item>
          <text:p text:style-name="P24">PureCSS </text:p>
        </text:list-item>
        <text:list-item>
          <text:p text:style-name="P24">Materialize </text:p>
        </text:list-item>
        <text:list-item>
          <text:p text:style-name="P24">LayersCSS </text:p>
        </text:list-item>
        <text:list-item>
          <text:p text:style-name="P24">Mobi </text:p>
        </text:list-item>
        <text:list-item>
          <text:p text:style-name="P24">MiniCSS </text:p>
        </text:list-item>
        <text:list-item>
          <text:p text:style-name="P24">Bulma </text:p>
        </text:list-item>
      </text:list>
      <text:p text:style-name="P18"/>
      <text:p text:style-name="P18"/>
      <text:list xml:id="list150504037802136" text:continue-list="list150504229761428" text:style-name="L1">
        <text:list-item>
          <text:p text:style-name="P17">Web Frameworks :</text:p>
        </text:list-item>
      </text:list>
      <text:p text:style-name="P18"/>
      <text:list xml:id="list4179414118154851459" text:style-name="L6">
        <text:list-item>
          <text:p text:style-name="P25">Django - written in python </text:p>
        </text:list-item>
        <text:list-item>
          <text:p text:style-name="P25">Flask - written in python </text:p>
          <text:p text:style-name="P25"><text:s text:c="8"/>micro web framework </text:p>
        </text:list-item>
        <text:list-item>
          <text:p text:style-name="P25">Ruby on Rails </text:p>
        </text:list-item>
        <text:list-item>
          <text:p text:style-name="P25">Pylons project <text:s/>- python </text:p>
        </text:list-item>
        <text:list-item>
          <text:p text:style-name="P25">Sinatra - Ruby </text:p>
        </text:list-item>
        <text:list-item>
          <text:p text:style-name="P25">Symfony - php </text:p>
        </text:list-item>
        <text:list-item>
          <text:p text:style-name="P25">Express.js <text:s/>- framework for node.js </text:p>
        </text:list-item>
        <text:list-item>
          <text:p text:style-name="P26">Laravel <text:s/>- php</text:p>
        </text:list-item>
        <text:list-item>
          <text:p text:style-name="P34">Webware for Python</text:p>
        </text:list-item>
        <text:list-item>
          <text:p text:style-name="P34">Bottle – Python</text:p>
        </text:list-item>
        <text:list-item>
          <text:p text:style-name="P34">Merb – Ruby</text:p>
          <text:p text:style-name="P26"><text:s/></text:p>
        </text:list-item>
      </text:list>
      <text:p text:style-name="P18"/>
      <text:list xml:id="list150505091117088" text:continue-list="list150504037802136" text:style-name="L1">
        <text:list-item>
          <text:p text:style-name="P17">IDEs-</text:p>
          <text:p text:style-name="P17"/>
        </text:list-item>
      </text:list>
      <text:list xml:id="list7841453020674328152" text:style-name="L7">
        <text:list-item>
          <text:p text:style-name="P27">Java - Eclipse , Netbeans, BlueJ, JDeveloper, DrJava, JCreator, Kawa </text:p>
          <text:p text:style-name="P27"/>
        </text:list-item>
        <text:list-item>
          <text:p text:style-name="P27">Python - Atom , VSCode, IDLE, Thonny , Eric, LiClipse, PyCharm, PyDev </text:p>
          <text:p text:style-name="P27"/>
        </text:list-item>
        <text:list-item>
          <text:p text:style-name="P27">PHP - PHPStorm, Aptana, Atom, Bluefish, Codelite, Geany, Gedit</text:p>
          <text:p text:style-name="P27"><text:soft-page-break/></text:p>
          <text:p text:style-name="P27"/>
        </text:list-item>
      </text:list>
      <text:list xml:id="list150504958962672" text:continue-list="list150505091117088" text:style-name="L1">
        <text:list-item>
          <text:p text:style-name="P17">Payment frameworks :</text:p>
          <text:p text:style-name="P17"/>
        </text:list-item>
      </text:list>
      <text:list xml:id="list5247275494237100656" text:style-name="L8">
        <text:list-item>
          <text:p text:style-name="P28">IPF - global framework </text:p>
        </text:list-item>
        <text:list-item>
          <text:p text:style-name="P28">samsung pay framework </text:p>
        </text:list-item>
        <text:list-item>
          <text:p text:style-name="P28">Phonegap </text:p>
        </text:list-item>
        <text:list-item>
          <text:p text:style-name="P28">Appcelerator </text:p>
        </text:list-item>
        <text:list-item>
          <text:p text:style-name="P28">jQuery mobile </text:p>
        </text:list-item>
        <text:list-item>
          <text:p text:style-name="P28">Onsen UI </text:p>
        </text:list-item>
        <text:list-item>
          <text:p text:style-name="P28">Wink toolkit </text:p>
          <text:p text:style-name="P28"/>
          <text:p text:style-name="P45"/>
        </text:list-item>
      </text:list>
      <text:p text:style-name="P43"><text:span text:style-name="T2">3. </text:span><text:span text:style-name="T5">Refering the above task build 3 different combinations of Requirments to build a webapp.</text:span></text:p>
      <text:p text:style-name="P43"/>
      <text:p text:style-name="P43"><text:span text:style-name="T3">Ans -</text:span><text:span text:style-name="T2"> </text:span>Example :</text:p>
      <text:p text:style-name="P44"/>
      <text:p text:style-name="P44"><text:s text:c="8"/>Chat application : <text:span text:style-name="T6">N</text:span>ode.js </text:p>
      <text:p text:style-name="P44"><text:s text:c="37"/>MongoDB </text:p>
      <text:p text:style-name="P44"><text:s text:c="37"/><text:span text:style-name="T6">HTML</text:span></text:p>
      <text:p text:style-name="P44"><text:s text:c="37"/>CSS </text:p>
      <text:p text:style-name="P35"/>
      <text:p text:style-name="P36"><text:span text:style-name="T2">4.</text:span> <text:span text:style-name="T2">Open Source APIs -</text:span></text:p>
      <text:p text:style-name="P29"/>
      <text:list xml:id="list6510938613938142724" text:style-name="L9">
        <text:list-item>
          <text:p text:style-name="P37">Resin</text:p>
        </text:list-item>
        <text:list-item>
          <text:p text:style-name="P37">TensorFlow</text:p>
        </text:list-item>
        <text:list-item>
          <text:p text:style-name="P37">Grafeas</text:p>
        </text:list-item>
        <text:list-item>
          <text:p text:style-name="P37">AppFog</text:p>
        </text:list-item>
        <text:list-item>
          <text:p text:style-name="P37">Nodester</text:p>
        </text:list-item>
        <text:list-item>
          <text:p text:style-name="P37">IEX</text:p>
        </text:list-item>
        <text:list-item>
          <text:p text:style-name="P37">Kinetic</text:p>
        </text:list-item>
        <text:list-item>
          <text:p text:style-name="P37">Exxponent</text:p>
        </text:list-item>
        <text:list-item>
          <text:p text:style-name="P37">IdentityServ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Karla" svg:font-family="Karla, Helvetica, Verdana, sans-serif"/>
    <style:font-face style:name="Open Sans" svg:font-family="'Open Sans', Arial, sans-serif"/>
    <style:font-face style:name="Verdana" svg:font-family="Verdana, Geneva, Tahoma, Arial, Helvetica, sans-serif"/>
    <style:font-face style:name="arial" svg:font-family="arial, sans-serif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06:26:34.125603690</meta:creation-date>
    <dc:date>2018-06-09T15:05:03.146565352</dc:date>
    <meta:editing-duration>PT1H32M4S</meta:editing-duration>
    <meta:editing-cycles>22</meta:editing-cycles>
    <meta:generator>LibreOffice/4.2.8.2$Linux_X86_64 LibreOffice_project/420m0$Build-2</meta:generator>
    <meta:document-statistic meta:table-count="0" meta:image-count="0" meta:object-count="0" meta:page-count="6" meta:paragraph-count="167" meta:word-count="1269" meta:character-count="7922" meta:non-whitespace-character-count="6656"/>
  </office:meta>
</office:document-meta>
</file>